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ea75" officeooo:paragraph-rsid="0007ea75"/>
    </style:style>
    <style:style style:name="P2" style:family="paragraph" style:parent-style-name="Standard">
      <style:text-properties officeooo:rsid="0007ea75" officeooo:paragraph-rsid="0008d49e"/>
    </style:style>
    <style:style style:name="P3" style:family="paragraph" style:parent-style-name="Standard">
      <style:text-properties officeooo:rsid="0007ea75" officeooo:paragraph-rsid="000e9d24"/>
    </style:style>
    <style:style style:name="P4" style:family="paragraph" style:parent-style-name="Standard">
      <style:text-properties officeooo:rsid="0007ea75" officeooo:paragraph-rsid="001119f0"/>
    </style:style>
    <style:style style:name="P5" style:family="paragraph" style:parent-style-name="Standard">
      <style:text-properties officeooo:rsid="0007ea75" officeooo:paragraph-rsid="0017e934"/>
    </style:style>
    <style:style style:name="P6" style:family="paragraph" style:parent-style-name="Standard">
      <style:text-properties officeooo:rsid="0007ea75" officeooo:paragraph-rsid="001a86d4"/>
    </style:style>
    <style:style style:name="P7" style:family="paragraph" style:parent-style-name="Standard">
      <style:text-properties officeooo:rsid="0007ea75" officeooo:paragraph-rsid="001ea2e3"/>
    </style:style>
    <style:style style:name="P8" style:family="paragraph" style:parent-style-name="Standard">
      <style:text-properties officeooo:paragraph-rsid="0008d49e"/>
    </style:style>
    <style:style style:name="P9" style:family="paragraph" style:parent-style-name="Standard">
      <style:text-properties officeooo:rsid="001119f0" officeooo:paragraph-rsid="001119f0"/>
    </style:style>
    <style:style style:name="P10" style:family="paragraph" style:parent-style-name="Standard">
      <style:text-properties officeooo:rsid="001119f0" officeooo:paragraph-rsid="00137e37"/>
    </style:style>
    <style:style style:name="P11" style:family="paragraph" style:parent-style-name="Standard">
      <style:text-properties officeooo:rsid="001119f0" officeooo:paragraph-rsid="0013b839"/>
    </style:style>
    <style:style style:name="P12" style:family="paragraph" style:parent-style-name="Standard">
      <style:text-properties officeooo:rsid="00137e37" officeooo:paragraph-rsid="00137e37"/>
    </style:style>
    <style:style style:name="P13" style:family="paragraph" style:parent-style-name="Standard">
      <style:text-properties officeooo:rsid="001ce783" officeooo:paragraph-rsid="001ce783"/>
    </style:style>
    <style:style style:name="T1" style:family="text">
      <style:text-properties officeooo:rsid="0007ea75"/>
    </style:style>
    <style:style style:name="T2" style:family="text">
      <style:text-properties officeooo:rsid="000865d7"/>
    </style:style>
    <style:style style:name="T3" style:family="text">
      <style:text-properties officeooo:rsid="0008d49e"/>
    </style:style>
    <style:style style:name="T4" style:family="text">
      <style:text-properties fo:color="#93a1a1" style:font-name="Droid Sans Mono" fo:font-size="10.5pt" fo:font-style="italic" fo:font-weight="normal" fo:background-color="#fdf6e3" loext:char-shading-value="0"/>
    </style:style>
    <style:style style:name="T5" style:family="text">
      <style:text-properties officeooo:rsid="000aa68d"/>
    </style:style>
    <style:style style:name="T6" style:family="text">
      <style:text-properties officeooo:rsid="000e9d24"/>
    </style:style>
    <style:style style:name="T7" style:family="text">
      <style:text-properties officeooo:rsid="001119f0"/>
    </style:style>
    <style:style style:name="T8" style:family="text">
      <style:text-properties officeooo:rsid="00137e37"/>
    </style:style>
    <style:style style:name="T9" style:family="text">
      <style:text-properties officeooo:rsid="0017e934"/>
    </style:style>
    <style:style style:name="T10" style:family="text">
      <style:text-properties officeooo:rsid="001a326f"/>
    </style:style>
    <style:style style:name="T11" style:family="text">
      <style:text-properties officeooo:rsid="001a86d4"/>
    </style:style>
    <style:style style:name="T12" style:family="text">
      <style:text-properties officeooo:rsid="001bc11d"/>
    </style:style>
    <style:style style:name="T13" style:family="text">
      <style:text-properties officeooo:rsid="001ce783"/>
    </style:style>
    <style:style style:name="T14" style:family="text">
      <style:text-properties officeooo:rsid="001ea2e3"/>
    </style:style>
    <style:style style:name="T15" style:family="text">
      <style:text-properties officeooo:rsid="0020a6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7">NAO regression task continued</text:span> <text:span text:style-name="T6">(2022-06-27):</text:span></text:p>
      <text:p text:style-name="P5"/>
      <text:p text:style-name="P6">-<text:span text:style-name="T10">reacquired more data points because we were still relying on the very first version of the dataset with 8xx points but this doesn’t because the data points don’t lie on a single plane. I reacquired lots of data points and visualize this data set with the script created in tutorial 3 to make sure it’s fine. The FINAL dataset is “training_data_NAO_200_points_FINAL.npy”. Please only use this from now on.</text:span></text:p>
      <text:p text:style-name="P6"/>
      <text:p text:style-name="P6">-<text:span text:style-name="T11">I created under “scripts” a subfolder “archive” where you can find all scripts we no longer need.</text:span></text:p>
      <text:p text:style-name="P6"/>
      <text:p text:style-name="P6">-<text:span text:style-name="T12">redefine the way the output space is normalized during training. Instead of taking absolute values I fetched the min and max from the data set.</text:span></text:p>
      <text:p text:style-name="P5"/>
      <text:p text:style-name="P5">-<text:span text:style-name="T9">in “shoulder_controller_node” moved the loading of the training model to the class method “init”</text:span></text:p>
      <text:p text:style-name="P5"/>
      <text:p text:style-name="P5">-<text:span text:style-name="T13">implemented a linear function as activation function because the task is a linear regression and with this we get a good training</text:span></text:p>
      <text:p text:style-name="P5"/>
      <text:p text:style-name="P7">-<text:span text:style-name="T14">implemented shuffling of the batches in “ffnn_regression_NAO_training_script.py”</text:span></text:p>
      <text:p text:style-name="P5"/>
      <text:p text:style-name="P13">TO DO, <text:span text:style-name="T15">very roughly</text:span>:</text:p>
      <text:p text:style-name="P13"/>
      <text:p text:style-name="P13">-implement safety and joint limits on mapping from the neural net</text:p>
      <text:p text:style-name="P13"/>
      <text:p text:style-name="P13">-reimplement output denormalization to the values used during training</text:p>
      <text:p text:style-name="P13"/>
      <text:p text:style-name="P13">-test with actual robot</text:p>
      <text:p text:style-name="P5"/>
      <text:p text:style-name="P5">_______________________________</text:p>
      <text:p text:style-name="P4"/>
      <text:p text:style-name="P4"><text:span text:style-name="T7">Start of NAO regression tasks</text:span> <text:span text:style-name="T6">(2022-06-22):</text:span></text:p>
      <text:p text:style-name="P4"/>
      <text:p text:style-name="P9">-rebuilt the catkin workspace so that there is now a package named tutorial 3 and another one named tutorial 4</text:p>
      <text:p text:style-name="P9"/>
      <text:p text:style-name="P9">-updated the branch tutorial 3 on Github to reflect this as well, i.e. I simply edited the package .xml</text:p>
      <text:p text:style-name="P9"/>
      <text:p text:style-name="P10">-<text:span text:style-name="T8">created the node “object_tracker_node.py” that achieves 1 single function: publish on a topic the normalized coordinates of the tracked object in the visual field. I changed the structure of the class and implemented run() and step() methods as I think this is usually done in robotics. This way we can control the frequency of execution of the node (ex: we might want to run certain nodes 1x per second or more – check out the code if you are curious). Edited the .launch file so it launches this node. THIS NODE IS FINAL :)</text:span></text:p>
      <text:p text:style-name="P10"/>
      <text:p text:style-name="P11">-<text:span text:style-name="T8">created a draft of the node “shoulder_controller_node.py” that achieves 1 single function: publish on a topic the normalized coordinates of the tracked object in the visual field. Edited the .launch file to launch this node simultaneously with “object_tracker_node.py”. THIS NODE IS IN DRAFT :)</text:span></text:p>
      <text:p text:style-name="P10"/>
      <text:p text:style-name="P12">Short summary of the scripts we have in the package “tutorial_4”. Please use and improve these and please DO NOT double the functions they implement :</text:p>
      <text:p text:style-name="P12"><text:soft-page-break/></text:p>
      <text:p text:style-name="P12">-ffnn_model.py: this is the classes required to implement our ffnn models. FINAL.</text:p>
      <text:p text:style-name="P12"/>
      <text:p text:style-name="P12">-ffnn_classification_MNIST_training_script.py: this trains ffnn models on the MNIST dataset. FINAL.</text:p>
      <text:p text:style-name="P12"/>
      <text:p text:style-name="P12">-ffnn_regression_NAO_training_script.py: this trains ffnn models on the object tracking / shoulder joint regression task. IN DRAFT MODE.</text:p>
      <text:p text:style-name="P12"/>
      <text:p text:style-name="P12">-object_tracker_node.py: this is a ROS node that implements the tracking of an object in NAO’s visual field. FINAL.</text:p>
      <text:p text:style-name="P12"/>
      <text:p text:style-name="P12">-shoulder_controller_node.py: this is a ROS node that implements the control of the NAO’s shoulder joints based on the position of an object in the visual field. IN DRAFT MODE.</text:p>
      <text:p text:style-name="P4"/>
      <text:p text:style-name="P4">_______________________________</text:p>
      <text:p text:style-name="P3"/>
      <text:p text:style-name="P3"><text:span text:style-name="T6">Completion of MNIST classification tasks</text:span> <text:span text:style-name="T6">(2022-06-22):</text:span></text:p>
      <text:p text:style-name="P3"/>
      <text:p text:style-name="P3">-<text:span text:style-name="T6">completed training script “ffnn_classification_MNIST_training_script.py”</text:span></text:p>
      <text:p text:style-name="P3"/>
      <text:p text:style-name="P3">-<text:span text:style-name="T6">training different models (3 or 4 layers) over different number of epochs (25 – 100) on the classification task. With this the task 2 of the tutorial is considered complete.</text:span></text:p>
      <text:p text:style-name="P3"/>
      <text:p text:style-name="P3">-<text:span text:style-name="T6">adding MSE loss class to “ffnn_model.py” that’s needed to do the regression task with NAO</text:span></text:p>
      <text:p text:style-name="P3"/>
      <text:p text:style-name="P3">-<text:span text:style-name="T6">first draft of training script &amp; model architecture but far from complete “ffnn_regression_NAO_training_script.py”</text:span></text:p>
      <text:p text:style-name="P3"/>
      <text:p text:style-name="P3">_______________________________</text:p>
      <text:p text:style-name="P1"/>
      <text:p text:style-name="P1">Creation of first draft of tutorial 4 <text:span text:style-name="T6">(2022-06-19):</text:span></text:p>
      <text:p text:style-name="P1"/>
      <text:p text:style-name="P1">-implemented a few classes and all methods necessary for a neural network doing classification in “ffnn_model.py”. Everything was implemented to allow us to do batch training i.e. not just train on one sample at a time. The model parameters (i.e. the weight matrices and biases) are stored in a dict. <text:span text:style-name="T5">The loss is a cross-entropy, what we need to work with the MNIST data set.</text:span></text:p>
      <text:p text:style-name="P1"/>
      <text:p text:style-name="P1">-tested with random values and different parameters the forward and backward passes and so far it seems to all be working. <text:span text:style-name="T5">We don’t get errors on dimensionality or failure to perform the computations. There might be some errors but I’d personally need to sleep on it or get another pair of eyes to spot them. For the testing I only worked with sigmoid as activation function. Relu might need further testing.</text:span></text:p>
      <text:p text:style-name="P1"/>
      <text:p text:style-name="P1">Next steps:</text:p>
      <text:p text:style-name="P1"/>
      <text:p text:style-name="P1">-implemented a data loader class + methods with among others a parameter “batch_size” and shuffling to allow us to go through the data set at each epoch</text:p>
      <text:p text:style-name="P1"/>
      <text:p text:style-name="P8"><text:soft-page-break/><text:span text:style-name="T1">-implement the training script with all required methods ex: input_normalization, weight update, etc. I already created the file “</text:span><text:span text:style-name="T4">ffnn_training_script.py</text:span><text:span text:style-name="T3">” on the basis of the cmac training script but I haven’t really modified the function. All I did in this script is write a main to test the implementation of the classes. So consider this file to have little useful info other than the main where you can try out the ffnn. </text:span></text:p>
      <text:p text:style-name="P1"/>
      <text:p text:style-name="P1">-<text:span text:style-name="T2">implemented a function to store the dict of weights and biases that contain the whole nn model</text:span></text:p>
      <text:p text:style-name="P1"/>
      <text:p text:style-name="P1">-<text:span text:style-name="T5">download the mnist data set and start training a model on it</text:span></text:p>
      <text:p text:style-name="P1"/>
      <text:p text:style-name="P1">Note<text:span text:style-name="T3">s</text:span>:</text:p>
      <text:p text:style-name="P1"/>
      <text:p text:style-name="P1">-I only have python3 at home so there are slight chances that we need to adapt the scripts to python2</text:p>
      <text:p text:style-name="P1"/>
      <text:p text:style-name="P1">-I haven’t implemented any form of regularization so far, that could eventually be done and will most likely be necessary</text:p>
      <text:p text:style-name="P1"/>
      <text:p text:style-name="P1">-<text:span text:style-name="T3">I left a lot of printscreens in the script to help debug. Feel free to comment them out if they bother you!</text:span></text:p>
      <text:p text:style-name="P1"/>
      <text:p text:style-name="P2">-<text:span text:style-name="T3">I don’t know if you noticed by I renamed the previous tutorial “tutorial_3” on github. I uploaded this week’s tutorial on github as “tutorial_4” as you would expect. We will need to fix this on the computer in the lab and rename our previous package from “tutorial_4” to “tutorial_3” in the .xml and then rebuild the catkin workspace so we don’t get any error. Just so you know :)</text:span></text:p>
      <text:p text:style-name="P2"/>
      <text:p text:style-name="P2">-I couldn’t make the scripts I wrote today executable, for some obscure reason, so I simply ran them with “python3 SCRIPTNAME.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22T17:21:19.521014727</meta:creation-date>
    <meta:editing-duration>PT2H15M25S</meta:editing-duration>
    <meta:editing-cycles>9</meta:editing-cycles>
    <meta:generator>LibreOffice/5.1.6.2$Linux_X86_64 LibreOffice_project/10m0$Build-2</meta:generator>
    <dc:date>2022-06-27T13:39:22.131855828</dc:date>
    <meta:document-statistic meta:table-count="0" meta:image-count="0" meta:object-count="0" meta:page-count="3" meta:paragraph-count="44" meta:word-count="976" meta:character-count="6033" meta:non-whitespace-character-count="5098"/>
  </office:meta>
</office:document-meta>
</file>